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524cm" svg:y="6.096cm" presentation:class="title" presentation:user-transformed="true">
          <draw:text-box>
            <text:p>Classes and Object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las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r</text:p>
              </text:list-item>
              <text:list-item>
                <text:p>Person</text:p>
              </text:list-item>
              <text:list-item>
                <text:p>Pokemon</text:p>
              </text:list-item>
              <text:list-item>
                <text:p>Anim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bjec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r → Toyota Corolla, Audi A8, Mazda RX7</text:p>
              </text:list-item>
              <text:list-item>
                <text:p>Person → Sami, Bilal, Hamza, Raaniya, Mobin</text:p>
              </text:list-item>
              <text:list-item>
                <text:p>Pokemon → Pikachu, Charizard, Snorlax</text:p>
              </text:list-item>
              <text:list-item>
                <text:p>Animal → Tiger, Giraffe,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09:42:36.896146539</meta:creation-date>
    <dc:date>2021-09-11T09:59:02.407496525</dc:date>
    <meta:editing-duration>PT6M15S</meta:editing-duration>
    <meta:editing-cycles>1</meta:editing-cycles>
    <meta:generator>LibreOffice/6.4.7.2$Linux_X86_64 LibreOffice_project/40$Build-2</meta:generator>
    <meta:document-statistic meta:object-count="32"/>
  </office:meta>
</office:document-meta>
</file>